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13.15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P,V) :- periodo_primatec(M), X is P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T,V) :- secretario(C), periodo_liq_primsec(M), (DT @&gt; 0, DT @=&lt; 360 -&gt; Z is 1 ; DT @&gt;= 361, DT @=&lt; 1080 -&gt; Z is 2 ; DT @&gt;= 1081, DT @=&lt; 2880 -&gt; Z is 3; DT @&gt;= 2881, DT @=&lt; 5400 -&gt; Z is 4; DT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N,DL,V):- <text:s/>periodo_sb(N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7]&amp;&quot;', '&quot;&amp;[.D167]&amp;&quot;' , 1); &quot;" office:value-type="string" office:string-value="insert into ruler.predicado(dominio, nombre, descripcion, tipo_predicado)     values (4, 'porcentaje_gr(2017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7,3, 0.20).', 'factor que asocia porcentaje de para gastos de representacion segun cargo. Cargo 6 = secretario_general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8]&amp;&quot;', '&quot;&amp;[.D168]&amp;&quot;' , 1); &quot;" office:value-type="string" office:string-value="insert into ruler.predicado(dominio, nombre, descripcion, tipo_predicado)     values (4, 'porcentaje_gr(2017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7,1, 0.50).', 'factor que asocia porcentaje de para gastos de representacion segun cargo. Cargo 1 = 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69]&amp;&quot;', '&quot;&amp;[.D169]&amp;&quot;' , 1); &quot;" office:value-type="string" office:string-value="insert into ruler.predicado(dominio, nombre, descripcion, tipo_predicado)     values (4, 'porcentaje_gr(2017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7,2, 0.50).', 'factor que asocia porcentaje de para gastos de representacion segun cargo. Cargo 2 = Vicer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0]&amp;&quot;', '&quot;&amp;[.D170]&amp;&quot;' , 1); &quot;" office:value-type="string" office:string-value="insert into ruler.predicado(dominio, nombre, descripcion, tipo_predicado)     values (4, 'porcentaje_gr(2017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7,218, 0.30).', 'factor que asocia porcentaje de para gastos de representacion segun cargo. Cargo 5 = decano_de_universidad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1]&amp;&quot;', '&quot;&amp;[.D171]&amp;&quot;' , 1); &quot;" office:value-type="string" office:string-value="insert into ruler.predicado(dominio, nombre, descripcion, tipo_predicado)     values (4, 'porcentaje_gr(2017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7,263, 0.50).', 'factor que asocia porcentaje de para gastos de representacion segun cargo. Cargo 3 = Vicerrector_academic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2]&amp;&quot;', '&quot;&amp;[.D172]&amp;&quot;' , 1); &quot;" office:value-type="string" office:string-value="insert into ruler.predicado(dominio, nombre, descripcion, tipo_predicado)     values (4, 'porcentaje_gr(2017,265, 0.50).', 'Porcentaje de gastos de representación para cargo 265' , 1); " calcext:value-type="string">
            <text:p>insert into ruler.predicado(dominio, nombre, descripcion, tipo_predicado) <text:s text:c="4"/>values (4, 'porcentaje_gr(2017,265, 0.50).', 'Porcentaje de gastos de representación para cargo 265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3]&amp;&quot;', '&quot;&amp;[.D173]&amp;&quot;' , 1); &quot;" office:value-type="string" office:string-value="insert into ruler.predicado(dominio, nombre, descripcion, tipo_predicado)     values (4, 'porcentaje_gr(2017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7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4]&amp;&quot;', '&quot;&amp;[.D174]&amp;&quot;' , 1); &quot;" office:value-type="string" office:string-value="insert into ruler.predicado(dominio, nombre, descripcion, tipo_predicado)     values (4, 'porcentaje_pa(2017, 1, 0).', 'Porcentaje para prima antiguedad. Segun rango de dias, existe un porcentaje' , 1); " calcext:value-type="string">
            <text:p>insert into ruler.predicado(dominio, nombre, descripcion, tipo_predicado) <text:s text:c="4"/>values (4, 'porcentaje_pa(2017, 1, 0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5]&amp;&quot;', '&quot;&amp;[.D175]&amp;&quot;' , 1); &quot;" office:value-type="string" office:string-value="insert into ruler.predicado(dominio, nombre, descripcion, tipo_predicado)     values (4, 'porcentaje_pa(2017,2,0.03).', 'Porcentaje para prima antiguedad. Segun rango de dias, existe un porcentaje' , 1); " calcext:value-type="string">
            <text:p>insert into ruler.predicado(dominio, nombre, descripcion, tipo_predicado) <text:s text:c="4"/>values (4, 'porcentaje_pa(2017,2,0.03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6]&amp;&quot;', '&quot;&amp;[.D176]&amp;&quot;' , 1); &quot;" office:value-type="string" office:string-value="insert into ruler.predicado(dominio, nombre, descripcion, tipo_predicado)     values (4, 'porcentaje_pa(2017,3,0.05).', 'Porcentaje para prima antiguedad. Segun rango de dias, existe un porcentaje' , 1); " calcext:value-type="string">
            <text:p>insert into ruler.predicado(dominio, nombre, descripcion, tipo_predicado) <text:s text:c="4"/>values (4, 'porcentaje_pa(2017,3,0.05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7]&amp;&quot;', '&quot;&amp;[.D177]&amp;&quot;' , 1); &quot;" office:value-type="string" office:string-value="insert into ruler.predicado(dominio, nombre, descripcion, tipo_predicado)     values (4, 'porcentaje_pa(2017,4,0.07).', 'Porcentaje para prima antiguedad. Segun rango de dias, existe un porcentaje' , 1); " calcext:value-type="string">
            <text:p>insert into ruler.predicado(dominio, nombre, descripcion, tipo_predicado) <text:s text:c="4"/>values (4, 'porcentaje_pa(2017,4,0.07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8]&amp;&quot;', '&quot;&amp;[.D178]&amp;&quot;' , 1); &quot;" office:value-type="string" office:string-value="insert into ruler.predicado(dominio, nombre, descripcion, tipo_predicado)     values (4, 'porcentaje_ps(2017,1, 0).', 'Porcentaje para prima secretarial. Segun rango de dias, existe un porcentaje' , 1); " calcext:value-type="string">
            <text:p>insert into ruler.predicado(dominio, nombre, descripcion, tipo_predicado) <text:s text:c="4"/>values (4, 'porcentaje_ps(2017,1, 0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79]&amp;&quot;', '&quot;&amp;[.D179]&amp;&quot;' , 1); &quot;" office:value-type="string" office:string-value="insert into ruler.predicado(dominio, nombre, descripcion, tipo_predicado)     values (4, 'porcentaje_ps(2017,2, 0.03).', 'Porcentaje para prima secretarial. Segun rango de dias, existe un porcentaje' , 1); " calcext:value-type="string">
            <text:p>insert into ruler.predicado(dominio, nombre, descripcion, tipo_predicado) <text:s text:c="4"/>values (4, 'porcentaje_ps(2017,2, 0.03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0]&amp;&quot;', '&quot;&amp;[.D180]&amp;&quot;' , 1); &quot;" office:value-type="string" office:string-value="insert into ruler.predicado(dominio, nombre, descripcion, tipo_predicado)     values (4, 'porcentaje_ps(2017,3, 0.05).', 'Porcentaje para prima secretarial. Segun rango de dias, existe un porcentaje' , 1); " calcext:value-type="string">
            <text:p>insert into ruler.predicado(dominio, nombre, descripcion, tipo_predicado) <text:s text:c="4"/>values (4, 'porcentaje_ps(2017,3, 0.05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1]&amp;&quot;', '&quot;&amp;[.D181]&amp;&quot;' , 1); &quot;" office:value-type="string" office:string-value="insert into ruler.predicado(dominio, nombre, descripcion, tipo_predicado)     values (4, 'porcentaje_ps(2017,4, 0.07).', 'Porcentaje para prima secretarial. Segun rango de dias, existe un porcentaje' , 1); " calcext:value-type="string">
            <text:p>insert into ruler.predicado(dominio, nombre, descripcion, tipo_predicado) <text:s text:c="4"/>values (4, 'porcentaje_ps(2017,4, 0.07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2]&amp;&quot;', '&quot;&amp;[.D182]&amp;&quot;' , 1); &quot;" office:value-type="string" office:string-value="insert into ruler.predicado(dominio, nombre, descripcion, tipo_predicado)     values (4, 'porcentaje_ps(2017,5, 0.09).', 'Porcentaje para prima secretarial. Segun rango de dias, existe un porcentaje' , 1); " calcext:value-type="string">
            <text:p>insert into ruler.predicado(dominio, nombre, descripcion, tipo_predicado) <text:s text:c="4"/>values (4, 'porcentaje_ps(2017,5, 0.09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3]&amp;&quot;', '&quot;&amp;[.D183]&amp;&quot;' , 1); &quot;" office:value-type="string" office:string-value="insert into ruler.predicado(dominio, nombre, descripcion, tipo_predicado)     values (4, 'porcentaje_pension(2017,1, 0.04).', 'Porcentaje de pension para 1 = funcionario en 2016' , 1); " calcext:value-type="string">
            <text:p>insert into ruler.predicado(dominio, nombre, descripcion, tipo_predicado) <text:s text:c="4"/>values (4, 'porcentaje_pension(2017,1, 0.04).', 'Porcentaje de pension para 1 = funcionario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4]&amp;&quot;', '&quot;&amp;[.D184]&amp;&quot;' , 1); &quot;" office:value-type="string" office:string-value="insert into ruler.predicado(dominio, nombre, descripcion, tipo_predicado)     values (4, 'porcentaje_pension(2017,2, 0.125).', 'Porcentaje de pension para 2 = UD en 2016' , 1); " calcext:value-type="string">
            <text:p>insert into ruler.predicado(dominio, nombre, descripcion, tipo_predicado) <text:s text:c="4"/>values (4, 'porcentaje_pension(2017,2, 0.125).', 'Porcentaje de pension para 2 = UD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5]&amp;&quot;', '&quot;&amp;[.D185]&amp;&quot;' , 1); &quot;" office:value-type="string" office:string-value="insert into ruler.predicado(dominio, nombre, descripcion, tipo_predicado)     values (4, 'p_salud(exterior_familia, 2017,0.015).', 'Salud por UD. TD es el total devengado por la persona, P periodo' , 1); " calcext:value-type="string">
            <text:p>insert into ruler.predicado(dominio, nombre, descripcion, tipo_predicado) <text:s text:c="4"/>values (4, 'p_salud(exterior_familia, 2017,0.015).', 'Salud por UD. TD es el total devengado por la persona, P period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6]&amp;&quot;', '&quot;&amp;[.D186]&amp;&quot;' , 1); &quot;" office:value-type="string" office:string-value="insert into ruler.predicado(dominio, nombre, descripcion, tipo_predicado)     values (4, 'concepto(prueba, devengo, porcentaje, salud,0.5 , 2017).', 'Regla de prueba' , 1); " calcext:value-type="string">
            <text:p>insert into ruler.predicado(dominio, nombre, descripcion, tipo_predicado) <text:s text:c="4"/>values (4, 'concepto(prueba, devengo, porcentaje, salud,0.5 , 2017).', 'Regla de prueb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asda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187]&amp;&quot;', '&quot;&amp;[.D187]&amp;&quot;' , 1); &quot;" office:value-type="string" office:string-value="insert into ruler.predicado(dominio, nombre, descripcion, tipo_predicado)     values (4, 'p_salud(otro, 2017,0.04).', 'asda' , 1); " calcext:value-type="string">
            <text:p>insert into ruler.predicado(dominio, nombre, descripcion, tipo_predicado) <text:s text:c="4"/>values (4, 'p_salud(otro, 2017,0.04).', 'asd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0:29:32.2420544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8-15T10:30:11.097086891</dc:date>
    <dc:creator>Maria Ortiz</dc:creator>
    <meta:editing-duration>PT20M21S</meta:editing-duration>
    <meta:editing-cycles>5</meta:editing-cycles>
    <meta:document-statistic meta:table-count="1" meta:cell-count="933" meta:object-count="0"/>
  </office:meta>
</office:document-meta>
</file>